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margin-left="0in" fo:margin-right="0in" fo:line-height="107%" fo:text-indent="0in" style:auto-text-indent="false" style:writing-mode="lr-tb"/>
      <style:text-properties fo:language="en" fo:country="US"/>
    </style:style>
    <style:style style:name="P2" style:family="paragraph" style:parent-style-name="Standard">
      <style:paragraph-properties fo:margin-left="0in" fo:margin-right="0in" fo:line-height="107%" fo:text-indent="0in" style:auto-text-indent="false" style:writing-mode="lr-tb"/>
      <style:text-properties fo:language="en" fo:country="US"/>
    </style:style>
    <style:style style:name="P3" style:family="paragraph" style:parent-style-name="List_20_Paragraph" style:list-style-name="WWNum1">
      <style:paragraph-properties fo:margin-left="0.5in" fo:margin-right="0in" fo:line-height="107%" fo:text-indent="-0.25in" style:auto-text-indent="false" style:writing-mode="lr-tb"/>
      <style:text-properties fo:language="en" fo:country="US"/>
    </style:style>
    <style:style style:name="P4" style:family="paragraph" style:parent-style-name="List_20_Paragraph" style:list-style-name="WWNum1">
      <style:paragraph-properties fo:margin-left="1in" fo:margin-right="0in" fo:line-height="107%" fo:text-indent="-0.25in" style:auto-text-indent="false" style:writing-mode="lr-tb"/>
      <style:text-properties fo:language="en" fo:country="US"/>
    </style:style>
    <style:style style:name="P5" style:family="paragraph" style:parent-style-name="List_20_Paragraph" style:list-style-name="WWNum1">
      <style:paragraph-properties fo:margin-left="1.5in" fo:margin-right="0in" fo:line-height="107%" fo:text-indent="-0.25in" style:auto-text-indent="false" style:writing-mode="lr-tb"/>
      <style:text-properties fo:language="en" fo:country="US"/>
    </style:style>
    <style:style style:name="P6" style:family="paragraph" style:parent-style-name="List_20_Paragraph" style:list-style-name="WWNum1">
      <style:paragraph-properties fo:margin-left="2in" fo:margin-right="0in" fo:line-height="107%" fo:text-indent="-0.25in" style:auto-text-indent="false" style:writing-mode="lr-tb"/>
      <style:text-properties fo:language="en" fo:country="US"/>
    </style:style>
    <style:style style:name="P7" style:family="paragraph" style:parent-style-name="List_20_Paragraph" style:list-style-name="WWNum1">
      <style:paragraph-properties fo:margin-left="2.5in" fo:margin-right="0in" fo:line-height="107%" fo:text-indent="-0.25in" style:auto-text-indent="false" style:writing-mode="lr-tb"/>
      <style:text-properties fo:language="en" fo:country="US"/>
    </style:style>
    <style:style style:name="P8" style:family="paragraph" style:parent-style-name="List_20_Paragraph" style:list-style-name="WWNum1">
      <style:paragraph-properties fo:margin-left="1in" fo:margin-right="0in" fo:line-height="107%" fo:text-indent="-0.25in" style:auto-text-indent="false" style:writing-mode="lr-tb"/>
      <style:text-properties fo:language="en" fo:country="US" officeooo:paragraph-rsid="000c7913"/>
    </style:style>
    <style:style style:name="P9" style:family="paragraph" style:parent-style-name="List_20_Paragraph" style:list-style-name="WWNum1">
      <style:paragraph-properties fo:margin-left="0.5in" fo:margin-right="0in" fo:line-height="107%" fo:text-indent="-0.25in" style:auto-text-indent="false" style:writing-mode="lr-tb"/>
      <style:text-properties fo:language="en" fo:country="US" officeooo:rsid="000ae1c1" officeooo:paragraph-rsid="000ae1c1"/>
    </style:style>
    <style:style style:name="P10" style:family="paragraph" style:parent-style-name="List_20_Paragraph" style:list-style-name="WWNum1">
      <style:paragraph-properties fo:margin-left="0.5in" fo:margin-right="0in" fo:line-height="107%" fo:text-indent="-0.25in" style:auto-text-indent="false" style:writing-mode="lr-tb"/>
      <style:text-properties fo:language="en" fo:country="US" officeooo:rsid="000c7913" officeooo:paragraph-rsid="000c7913"/>
    </style:style>
    <style:style style:name="T1" style:family="text">
      <style:text-properties officeooo:rsid="000c7913"/>
    </style:style>
    <style:style style:name="T2" style:family="text">
      <style:text-properties officeooo:rsid="000e28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splines:</text:p>
      <text:list xml:id="list1584202681" text:style-name="WWNum1">
        <text:list-item>
          <text:p text:style-name="P3">Calculates a temp matrix</text:p>
        </text:list-item>
        <text:list-item>
          <text:p text:style-name="P3">Four control points p0,p1,p2,p3 (travel segment is between p1-&gt;p2)</text:p>
        </text:list-item>
        <text:list-item>
          <text:p text:style-name="P3">Four coefficients (also vec 3) = ctrl points * weight matrix</text:p>
        </text:list-item>
        <text:list-item>
          <text:p text:style-name="P3">Iterative attempts (max 8) to attempt to fit within the corridor tetragon</text:p>
          <text:list>
            <text:list-item>
              <text:p text:style-name="P4">Each attempt either reports success or alters one point on the curve that is outside the tetragon, and alters the curve so that point is within</text:p>
            </text:list-item>
          </text:list>
        </text:list-item>
        <text:list-item>
          <text:p text:style-name="P9">tau is tension parameter, tightness to the chord</text:p>
        </text:list-item>
        <text:list-item>
          <text:p text:style-name="P9">bias is parameter for anticipation vs. <text:span text:style-name="T1">overshoot, for cusps</text:span></text:p>
        </text:list-item>
        <text:list-item>
          <text:p text:style-name="P10">gamma is a parameter for curvature (don’t really use it much)</text:p>
        </text:list-item>
        <text:list-item>
          <text:p text:style-name="P10">Standard coefficients:</text:p>
          <text:list>
            <text:list-item>
              <text:p text:style-name="P8">a = 0.5f * (1.0f - tau0) * (1.0f + bias0) /* * (1.0f + gamma0 the continuity param)*/</text:p>
            </text:list-item>
            <text:list-item>
              <text:p text:style-name="P8"><text:span text:style-name="T1">b</text:span> = 0.5f * (1.0f - tau0) * (1.0f - bias0) /* * (1.0f - gamma0 the continuity param)*/</text:p>
            </text:list-item>
            <text:list-item>
              <text:p text:style-name="P8"><text:span text:style-name="T1">c</text:span> = 0.5f * (1.0f - tau<text:span text:style-name="T1">1</text:span>) * (1.0f + bias<text:span text:style-name="T1">1</text:span>) /* * (1.0f - gamma<text:span text:style-name="T2">1</text:span> the continuity param)*/</text:p>
            </text:list-item>
            <text:list-item>
              <text:p text:style-name="P8"><text:span text:style-name="T1">d</text:span> = 0.5f * (1.0f - tau<text:span text:style-name="T1">1</text:span>) * (1.0f - bias<text:span text:style-name="T1">1</text:span>) /* * (1.0f + gamma<text:span text:style-name="T2">1</text:span> the continuity param)*/</text:p>
            </text:list-item>
          </text:list>
        </text:list-item>
        <text:list-item>
          <text:p text:style-name="P3">Computed weight matrix is the precomputed </text:p>
          <text:list>
            <text:list-item>
              <text:p text:style-name="P4">based on the specifics of tau and bias of the end points of the travel segment</text:p>
            </text:list-item>
            <text:list-item>
              <text:p text:style-name="P4">based on the chord length of the three segments</text:p>
            </text:list-item>
            <text:list-item>
              <text:p text:style-name="P4">Uses the standard a,b,c,d weight bases</text:p>
            </text:list-item>
            <text:list-item>
              <text:p text:style-name="P4">not much to it m00 = (a*d1*d1)/((d0*d0)+(d0*d1)) sort of thing</text:p>
            </text:list-item>
          </text:list>
        </text:list-item>
        <text:list-item>
          <text:p text:style-name="P3">returned coef vector is the weight matrix multiplied by the control points (as stated above)</text:p>
          <text:list>
            <text:list-item>
              <text:p text:style-name="P4">Impl is just to multiply out the rows of the matrix as a the weights for a linear weighted sum of the points</text:p>
            </text:list-item>
          </text:list>
        </text:list-item>
        <text:list-item>
          <text:p text:style-name="P3">Fit to corridor task does a couple of things. </text:p>
          <text:list>
            <text:list-item>
              <text:p text:style-name="P4">Rotates the corridor and control points into a “standard” alignment axis (z in example) aligned on the chord of the travel segment</text:p>
              <text:list>
                <text:list-item>
                  <text:p text:style-name="P5">For the record, this is as simple as </text:p>
                  <text:list>
                    <text:list-item>
                      <text:p text:style-name="P6">atan2 to get the angle of (say x, and z components of the travel chord)</text:p>
                    </text:list-item>
                    <text:list-item>
                      <text:p text:style-name="P6">then get the cos/sin for the this angle</text:p>
                    </text:list-item>
                    <text:list-item>
                      <text:p text:style-name="P6">normalize all points (so travel segment starts at origin) and rotate out the points</text:p>
                    </text:list-item>
                  </text:list>
                </text:list-item>
              </text:list>
            </text:list-item>
            <text:list-item>
              <text:p text:style-name="P4">I would love to avoid these rotations, as the feel unnecessary, but it will take a bunch more math to figure that out</text:p>
              <text:list>
                <text:list-item>
                  <text:p text:style-name="P5">TODO</text:p>
                </text:list-item>
              </text:list>
            </text:list-item>
            <text:list-item>
              <text:p text:style-name="P4">Compute the undulation points to find current extremes (which are our only possibilities for exceeding the tetragon bounds)</text:p>
              <text:list>
                <text:list-item>
                  <text:p text:style-name="P5">This is valid for a quadratic curve, but not quartic or quintic or above</text:p>
                </text:list-item>
                <text:list-item>
                  <text:p text:style-name="P5">Some simplifying assumptions let us treat this as just solving the quadratic roots of the derivative</text:p>
                  <text:list>
                    <text:list-item>
                      <text:p text:style-name="P6">Curve derivative (based on coef) </text:p>
                      <text:list>
                        <text:list-item>
                          <text:p text:style-name="P7">3A(t^2) <text:s/>+ 2Bt + C</text:p>
                        </text:list-item>
                        <text:list-item>
                          <text:p text:style-name="P7">Since we multiply coefs (a,b,c,d) by a time vector (with the powers of time) we can just multiply our coef (and drop the D) to get the tangent (and similar for higher derivatives) </text:p>
                        </text:list-item>
                      </text:list>
                    </text:list-item>
                    <text:list-item>
                      <text:p text:style-name="P6"><text:soft-page-break/>Since we’re coaxial (z) just take the orthogonal component (in this case coef.x) of the tangent coefs</text:p>
                    </text:list-item>
                    <text:list-item>
                      <text:p text:style-name="P6">Solve the quadratic roots </text:p>
                    </text:list-item>
                    <text:list-item>
                      <text:p text:style-name="P6">These roots are the times for the extremes of the curve, test them for extreme points of the curve</text:p>
                    </text:list-item>
                    <text:list-item>
                      <text:p text:style-name="P6">Get these points and test them against the tetragon</text:p>
                    </text:list-item>
                  </text:list>
                </text:list-item>
              </text:list>
            </text:list-item>
            <text:list-item>
              <text:p text:style-name="P4">If a point is outside of the tetragon</text:p>
              <text:list>
                <text:list-item>
                  <text:p text:style-name="P5">Figure out where the farthest point should be (the wall of the tetragon in this case) </text:p>
                </text:list-item>
                <text:list-item>
                  <text:p text:style-name="P5">Call this adjusted point P4 (or whatever is more meaningful) </text:p>
                </text:list-item>
                <text:list-item>
                  <text:p text:style-name="P5">Since we’re coaxial (z) again we can use the simplifying assumption that our points (p0,p1,2p3… p4) are just the orthogonal (x) component</text:p>
                  <text:list>
                    <text:list-item>
                      <text:p text:style-name="P6">Meaning we don’t need to expand the limit (p4) to a real point, it’s just however far off the chord we want the curve to go instead of the prev undulation point</text:p>
                    </text:list-item>
                  </text:list>
                </text:list-item>
                <text:list-item>
                  <text:p text:style-name="P5">if the adjustment point (p4) is in the first half of the travel segment then we’re using it (and the tau/bias for p2, the end of the travel segment) to solve for a new tau0 (tau of p1 the first point of the travel segment)</text:p>
                </text:list-item>
                <text:list-item>
                  <text:p text:style-name="P5">Otherwise solve for a new tau1 ( tau of p2, the end of the travel segment) using the tau/bias from p1</text:p>
                </text:list-item>
                <text:list-item>
                  <text:p text:style-name="P5">Be sure that the denominators are not 0 and that tau is clamped to -1..1 </text:p>
                </text:list-item>
              </text:list>
            </text:list-item>
            <text:list-item>
              <text:p text:style-name="P4">Later on, may want to consider solving for bias and gamma too</text:p>
            </text:list-item>
          </text:list>
        </text:list-item>
        <text:list-item>
          <text:p text:style-name="P3">Position is just weighted linear sum of coefs by powers of time</text:p>
          <text:list>
            <text:list-item>
              <text:p text:style-name="P4">Pos(t) = a(t^3) + b(t^2) + ct + d</text:p>
            </text:list-item>
            <text:list-item>
              <text:p text:style-name="P4">This could be a vector mult if you’ve got a nice simd vector/mat op</text:p>
            </text:list-item>
          </text:list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v" fo:country="SE" style:font-name-asian="Symbol1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15:05:32.030000000</meta:creation-date>
    <dc:date>2022-05-06T15:25:03.077000000</dc:date>
    <meta:editing-duration>PT5M9S</meta:editing-duration>
    <meta:editing-cycles>4</meta:editing-cycles>
    <meta:generator>LibreOffice/7.2.6.2$Windows_X86_64 LibreOffice_project/b0ec3a565991f7569a5a7f5d24fed7f52653d754</meta:generator>
    <meta:document-statistic meta:table-count="0" meta:image-count="0" meta:object-count="0" meta:page-count="2" meta:paragraph-count="51" meta:word-count="762" meta:character-count="3860" meta:non-whitespace-character-count="3189"/>
  </office:meta>
</office:document-meta>
</file>